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 Nazanin1" svg:font-family="'B Nazanin'" style:font-pitch="variable"/>
    <style:font-face style:name="B Nazanin2" svg:font-family="'B Nazanin'" style:font-adornments="Semibold" style:font-pitch="variable"/>
    <style:font-face style:name="B Nazanin3" svg:font-family="'B Nazanin'" style:font-adornments="標準" style:font-pitch="variable"/>
    <style:font-face style:name="B Nazanin" svg:font-family="'B Nazanin'" style:font-adornments="黒" style:font-pitch="variable"/>
    <style:font-face style:name="FreeSans1" svg:font-family="FreeSans" style:font-pitch="variable"/>
    <style:font-face style:name="Source Sans Pro3" svg:font-family="'Source Sans Pro'" style:font-adornments="標準" style:font-pitch="variable"/>
    <style:font-face style:name="Source Sans Pro Black3" svg:font-family="'Source Sans Pro Black'" style:font-adornments="黒" style:font-pitch="variable"/>
    <style:font-face style:name="Source Sans Pro Semibold3" svg:font-family="'Source Sans Pro Semibold'" style:font-adornments="Semibold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VL Gothic" svg:font-family="'VL Gothic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 smil:type="fade" smil:subtype="fadeOverColor" smil:fadeColor="#000000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4.25cm" fo:min-width="24.5cm"/>
    </style:style>
    <style:style style:name="gr3" style:family="graphic" style:parent-style-name="standard">
      <style:graphic-properties draw:textarea-horizontal-align="justify" draw:textarea-vertical-align="middle" draw:auto-grow-height="false" fo:min-height="3.25cm" fo:min-width="3.5cm"/>
    </style:style>
    <style:style style:name="gr4" style:family="graphic" style:parent-style-name="standard">
      <style:graphic-properties draw:textarea-horizontal-align="justify" draw:textarea-vertical-align="middle" draw:auto-grow-height="false" fo:min-height="3.25cm" fo:min-width="17.5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2.25cm" fo:min-width="24.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654cm"/>
    </style:style>
    <style:style style:name="gr7" style:family="graphic" style:parent-style-name="standard">
      <style:graphic-properties draw:textarea-horizontal-align="justify" draw:textarea-vertical-align="middle" draw:auto-grow-height="false" fo:min-height="0.812cm" fo:min-width="3.036cm"/>
    </style:style>
    <style:style style:name="gr8" style:family="graphic" style:parent-style-name="standard">
      <style:graphic-properties draw:textarea-horizontal-align="justify" draw:textarea-vertical-align="middle" draw:auto-grow-height="false" fo:min-height="0.812cm" fo:min-width="3.39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1.25cm" fo:min-width="24.5cm"/>
    </style:style>
    <style:style style:name="gr10" style:family="graphic" style:parent-style-name="standard">
      <style:graphic-properties draw:textarea-horizontal-align="justify" draw:textarea-vertical-align="middle" draw:auto-grow-height="false" fo:min-height="0.458cm" fo:min-width="3.036cm"/>
    </style:style>
    <style:style style:name="gr11" style:family="graphic" style:parent-style-name="standard">
      <style:graphic-properties draw:textarea-horizontal-align="justify" draw:textarea-vertical-align="middle" draw:auto-grow-height="false" fo:min-height="0.807cm" fo:min-width="2.501cm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outline1">
      <style:graphic-properties fo:min-height="13.75cm"/>
    </style:style>
    <style:style style:name="pr8" style:family="presentation" style:parent-style-name="midnightblue-notes">
      <style:graphic-properties draw:fill-color="#ffffff" fo:min-height="13.364cm"/>
    </style:style>
    <style:style style:name="P1" style:family="paragraph">
      <style:text-properties style:font-name="B Nazanin1" style:font-name-complex="B Nazanin1"/>
    </style:style>
    <style:style style:name="P2" style:family="paragraph">
      <loext:graphic-properties draw:fill-color="#ffffff"/>
    </style:style>
    <style:style style:name="P3" style:family="paragraph">
      <style:paragraph-properties fo:text-align="end" style:writing-mode="rl-tb"/>
    </style:style>
    <style:style style:name="P4" style:family="paragraph">
      <style:paragraph-properties fo:text-align="end" style:writing-mode="rl-tb"/>
      <style:text-properties style:font-name="B Nazanin1" fo:font-size="14pt" style:font-size-asian="14pt" style:font-name-complex="B Nazanin1" style:font-size-complex="14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end" style:writing-mode="rl-tb"/>
      <style:text-properties style:font-name="B Nazanin1" style:font-name-complex="B Nazanin1"/>
    </style:style>
    <style:style style:name="T1" style:family="text">
      <style:text-properties style:font-name="B Nazanin1" style:font-name-complex="B Nazanin1"/>
    </style:style>
    <style:style style:name="T2" style:family="text">
      <style:text-properties style:font-name="B Nazanin1" fo:font-size="14pt" style:font-size-asian="14pt" style:font-name-complex="B Nazanin1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663cm" svg:x="1cm" svg:y="10.5cm" presentation:class="title">
          <draw:text-box>
            <text:p><text:span text:style-name="T1">ساخت وب اپ با فریم ورک اسپرینگ</text:span></text:p>
          </draw:text-box>
        </draw:frame>
        <draw:frame presentation:style-name="pr2" draw:text-style-name="P2" draw:layer="layout" svg:width="26cm" svg:height="5.5cm" svg:x="1cm" svg:y="14.5cm" presentation:class="subtitle">
          <draw:text-box>
            <text:p>JEDLab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 xml:id="id1" draw:id="id1">
        <office:forms form:automatic-focus="false" form:apply-design-mode="false"/>
        <draw:frame presentation:style-name="pr4" draw:text-style-name="P1" draw:layer="layout" svg:width="7cm" svg:height="2.663cm" svg:x="20cm" svg:y="0.837cm" presentation:class="title" presentation:user-transformed="true">
          <draw:text-box>
            <text:p><text:span text:style-name="T1">محتوای دوره</text:span></text:p>
          </draw:text-box>
        </draw:frame>
        <draw:frame presentation:style-name="pr5" draw:text-style-name="P4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3"><text:span text:style-name="T2">لایه </text:span><text:span text:style-name="T2">UI</text:span></text:p>
                <text:list>
                  <text:list-item>
                    <text:p text:style-name="P3"><text:span text:style-name="T2">Primefaces</text:span></text:p>
                  </text:list-item>
                  <text:list-item>
                    <text:p text:style-name="P3"><text:span text:style-name="T2">فریم ورک های </text:span><text:span text:style-name="T2">css</text:span><text:span text:style-name="T2"> شامل </text:span><text:span text:style-name="T2">semantic-ui , kube, w3</text:span></text:p>
                  </text:list-item>
                  <text:list-item>
                    <text:p text:style-name="P3"><text:span text:style-name="T2">Jquery</text:span></text:p>
                  </text:list-item>
                </text:list>
              </text:list-item>
              <text:list-item>
                <text:p text:style-name="P3"><text:span text:style-name="T2">Back-end</text:span></text:p>
                <text:list>
                  <text:list-item>
                    <text:p text:style-name="P3"><text:span text:style-name="T2">Spring DI, Tx, AOP, JDBC, MVC</text:span></text:p>
                  </text:list-item>
                  <text:list-item>
                    <text:p text:style-name="P3"><text:span text:style-name="T2">Spring Webflow</text:span></text:p>
                  </text:list-item>
                  <text:list-item>
                    <text:p text:style-name="P3"><text:span text:style-name="T2">Logging</text:span></text:p>
                  </text:list-item>
                  <text:list-item>
                    <text:p text:style-name="P3"><text:span text:style-name="T2">Jersey</text:span></text:p>
                  </text:list-item>
                  <text:list-item>
                    <text:p text:style-name="P3"><text:span text:style-name="T2">Jasper report</text:span></text:p>
                  </text:list-item>
                  <text:list-item>
                    <text:p text:style-name="P3"><text:span text:style-name="T2">Servlet</text:span></text:p>
                  </text:list-item>
                  <text:list-item>
                    <text:p text:style-name="P3"><text:span text:style-name="T2">Spring security</text:span></text:p>
                  </text:list-item>
                  <text:list-item>
                    <text:p text:style-name="P3"><text:span text:style-name="T2"><text:s/>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 xml:id="id2" draw:id="id2">
        <office:forms form:automatic-focus="false" form:apply-design-mode="false"/>
        <draw:frame presentation:style-name="pr4" draw:text-style-name="P1" draw:layer="layout" svg:width="10.5cm" svg:height="2.663cm" svg:x="16.5cm" svg:y="0.837cm" presentation:class="title" presentation:user-transformed="true">
          <draw:text-box>
            <text:p><text:span text:style-name="T1">معماری و چارچوب</text:span></text:p>
          </draw:text-box>
        </draw:frame>
        <draw:frame presentation:style-name="pr7" draw:text-style-name="P5" draw:layer="layout" svg:width="26cm" svg:height="14cm" svg:x="0.5cm" svg:y="5cm" presentation:class="outline" presentation:user-transformed="true">
          <draw:text-box>
            <text:list text:style-name="L2">
              <text:list-item>
                <text:p><text:span text:style-name="T3">KISS</text:span></text:p>
                <text:list>
                  <text:list-item>
                    <text:p xml:id="id3" text:id="id3"><text:span text:style-name="T3"><text:s/></text:span><text:span text:style-name="T3">(Keep it simple &amp; Stupid)</text:span></text:p>
                  </text:list-item>
                </text:list>
              </text:list-item>
              <text:list-item>
                <text:p><text:span text:style-name="T3">DRY (Don’t Repeat Yourself)</text:span></text:p>
              </text:list-item>
            </text:list>
          </draw:text-box>
        </draw:frame>
        <draw:custom-shape draw:style-name="gr2" draw:text-style-name="P6" draw:layer="layout" svg:width="25cm" svg:height="4.5cm" svg:x="2cm" svg:y="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4cm" svg:height="3.5cm" svg:x="4cm" svg:y="8.5cm">
          <text:p text:style-name="P7">REST</text:p>
          <text:p text:style-name="P7">(Jersey)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8cm" svg:height="3.5cm" svg:x="8.5cm" svg:y="8.5cm">
          <text:p text:style-name="P7">JSF 2.2 (Primefaces, Omnifaces)</text:p>
          <text:p text:style-name="P7">Spring mvc</text:p>
          <text:p text:style-name="P7"><text:span text:style-name="T4">Spring Webflow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5cm" svg:height="2.5cm" svg:x="2cm" svg:y="12.5cm">
          <text:p text:style-name="P8">Service</text:p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1.154cm" svg:height="0.988cm" svg:x="2.5cm" svg:y="9cm">
          <draw:text-box>
            <text:p>UI</text:p>
          </draw:text-box>
        </draw:frame>
        <draw:custom-shape draw:style-name="gr7" draw:text-style-name="P7" draw:layer="layout" svg:width="5cm" svg:height="1.5cm" svg:x="5cm" svg:y="13cm">
          <text:p text:style-name="P7">Spring T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5.5cm" svg:height="1.5cm" svg:x="11.5cm" svg:y="13cm">
          <text:p text:style-name="P7">A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5.5cm" svg:height="1.5cm" svg:x="18.5cm" svg:y="13cm">
          <text:p text:style-name="P7">JDB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25cm" svg:height="1.5cm" svg:x="2cm" svg:y="15.5cm">
          <text:p text:style-name="P8">DAO (Repository)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5cm" svg:height="1cm" svg:x="9cm" svg:y="15.752cm">
          <text:p text:style-name="P7">Spring JPA Da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5cm" svg:height="1cm" svg:x="15.5cm" svg:y="15.81cm">
          <text:p text:style-name="P7">Hibern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3cm" svg:height="2cm" svg:x="12.5cm" svg:y="17.5cm">
          <text:p text:style-name="P7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anim:par presentation:node-type="timing-root">
          <anim:par smil:begin="id2.begin">
            <anim:transitionFilter smil:dur="2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 xml:id="id4" draw:id="id4">
        <office:forms form:automatic-focus="false" form:apply-design-mode="false"/>
        <draw:frame presentation:style-name="pr4" draw:text-style-name="P11" draw:layer="layout" svg:width="13cm" svg:height="2.663cm" svg:x="14cm" svg:y="0.837cm" presentation:class="title" presentation:user-transformed="true">
          <draw:text-box>
            <text:p text:style-name="P3"><text:span text:style-name="T1">دلایل ساخت فریم ورک</text:span></text:p>
          </draw:text-box>
        </draw:frame>
        <draw:frame presentation:style-name="pr7" draw:text-style-name="P11" draw:layer="layout" svg:width="26cm" svg:height="14cm" svg:x="1cm" svg:y="5.5cm" presentation:class="outline">
          <draw:text-box>
            <text:list text:style-name="L2">
              <text:list-item>
                <text:p text:style-name="P3"><text:span text:style-name="T1">سرعت توسعه</text:span></text:p>
              </text:list-item>
              <text:list-item>
                <text:p text:style-name="P3"><text:span text:style-name="T1">یکپارچگی</text:span></text:p>
              </text:list-item>
              <text:list-item>
                <text:p text:style-name="P3"><text:span text:style-name="T1">یکسان سازی</text:span></text:p>
              </text:list-item>
              <text:list-item>
                <text:p text:style-name="P3"><text:span text:style-name="T1">maintainability</text:span></text:p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 Nazanin1" svg:font-family="'B Nazanin'" style:font-pitch="variable"/>
    <style:font-face style:name="B Nazanin2" svg:font-family="'B Nazanin'" style:font-adornments="Semibold" style:font-pitch="variable"/>
    <style:font-face style:name="B Nazanin3" svg:font-family="'B Nazanin'" style:font-adornments="標準" style:font-pitch="variable"/>
    <style:font-face style:name="B Nazanin" svg:font-family="'B Nazanin'" style:font-adornments="黒" style:font-pitch="variable"/>
    <style:font-face style:name="FreeSans1" svg:font-family="FreeSans" style:font-pitch="variable"/>
    <style:font-face style:name="Source Sans Pro3" svg:font-family="'Source Sans Pro'" style:font-adornments="標準" style:font-pitch="variable"/>
    <style:font-face style:name="Source Sans Pro Black3" svg:font-family="'Source Sans Pro Black'" style:font-adornments="黒" style:font-pitch="variable"/>
    <style:font-face style:name="Source Sans Pro Semibold3" svg:font-family="'Source Sans Pro Semibold'" style:font-adornments="Semibold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VL Gothic" svg:font-family="'VL Gothic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6T10:41:13.083551011</meta:creation-date>
    <meta:editing-duration>PT31M22S</meta:editing-duration>
    <meta:editing-cycles>14</meta:editing-cycles>
    <meta:generator>LibreOffice/5.2.3.3$Linux_X86_64 LibreOffice_project/20$Build-3</meta:generator>
    <dc:date>2017-06-26T11:23:56.296632542</dc:date>
    <meta:document-statistic meta:object-count="76"/>
    <meta:template xlink:type="simple" xlink:actuate="onRequest" xlink:title="Midnightblue" xlink:href="../../../../usr/lib64/libreoffice/share/template/common/presnt/Midnightblue.otp" meta:date="2017-06-26T10:41:12.69334808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